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84000000F092B1F74F.png"/>
  <manifest:file-entry manifest:media-type="image/png" manifest:full-path="Pictures/100002010000012C000000824980A69E.png"/>
  <manifest:file-entry manifest:media-type="image/png" manifest:full-path="Pictures/1000020100000259000000CB586BC011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solid" draw:fill-color="#ffffff" draw:textarea-vertical-align="middle"/>
    </style:style>
    <style:style style:name="gr2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4" style:family="graphic" style:parent-style-name="objectwithoutfill">
      <style:graphic-properties draw:fill="solid" draw:fill-color="#ffffff" draw:textarea-vertical-align="middle"/>
    </style:style>
    <style:style style:name="gr5" style:family="graphic" style:parent-style-name="objectwithoutfill">
      <style:graphic-properties svg:stroke-width="0.106cm" draw:marker-start="Rounded_20_short_20_Arrow" draw:marker-start-width="0.358cm" draw:marker-end="Rounded_20_short_20_Arrow" draw:marker-end-width="0.358cm" draw:fill="solid" draw:fill-color="#ffffff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draw:stroke="dash" draw:stroke-dash="Fine_20_Dashed" draw:marker-start="Symmetric_20_Arrow" draw:marker-end="Symmetric_20_Arrow" draw:fill="solid" draw:fill-color="#ffffff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9.652cm" svg:height="11.43cm" svg:x="2.286cm" svg:y="2.794cm" draw:corner-radius="0.5cm">
          <text:p/>
        </draw:rect>
        <draw:rect draw:style-name="gr1" draw:text-style-name="P1" draw:layer="layout" svg:width="9.144cm" svg:height="9.398cm" svg:x="2.54cm" svg:y="4.318cm" draw:corner-radius="0.5cm">
          <text:p/>
        </draw:rect>
        <draw:frame draw:style-name="gr2" draw:text-style-name="P1" draw:layer="layout" svg:width="3.051cm" svg:height="1.03cm" svg:x="2.791cm" svg:y="4.558cm">
          <draw:image xlink:href="Pictures/1000020100000259000000CB586BC011.png" xlink:type="simple" xlink:show="embed" xlink:actuate="onLoad">
            <text:p/>
          </draw:image>
        </draw:frame>
        <draw:rect draw:style-name="gr1" draw:text-style-name="P1" draw:layer="layout" svg:width="9.144cm" svg:height="9.398cm" svg:x="2.54cm" svg:y="4.318cm" draw:corner-radius="0.5cm">
          <text:p/>
        </draw:rect>
        <draw:frame draw:style-name="gr2" draw:text-style-name="P1" draw:layer="layout" svg:width="3.051cm" svg:height="1.03cm" svg:x="2.791cm" svg:y="4.558cm">
          <draw:image xlink:href="Pictures/1000020100000259000000CB586BC011.png" xlink:type="simple" xlink:show="embed" xlink:actuate="onLoad">
            <text:p/>
          </draw:image>
        </draw:frame>
        <draw:rect draw:style-name="gr1" draw:text-style-name="P1" draw:layer="layout" svg:width="6.35cm" svg:height="7.366cm" svg:x="5.08cm" svg:y="5.842cm" draw:corner-radius="0.5cm">
          <text:p/>
        </draw:rect>
        <draw:rect draw:style-name="gr1" draw:text-style-name="P1" draw:layer="layout" svg:width="9.144cm" svg:height="9.398cm" svg:x="16.51cm" svg:y="4.318cm" draw:corner-radius="0.5cm">
          <text:p/>
        </draw:rect>
        <draw:frame draw:style-name="gr2" draw:text-style-name="P1" draw:layer="layout" svg:width="3.051cm" svg:height="1.03cm" svg:x="16.761cm" svg:y="4.558cm">
          <draw:image xlink:href="Pictures/1000020100000259000000CB586BC011.png" xlink:type="simple" xlink:show="embed" xlink:actuate="onLoad">
            <text:p/>
          </draw:image>
        </draw:frame>
        <draw:rect draw:style-name="gr1" draw:text-style-name="P1" draw:layer="layout" svg:width="8.636cm" svg:height="7.366cm" svg:x="16.764cm" svg:y="5.842cm" draw:corner-radius="0.5cm">
          <text:p/>
        </draw:rect>
        <draw:frame draw:style-name="gr3" draw:text-style-name="P1" draw:layer="layout" svg:width="5.08cm" svg:height="1.016cm" svg:x="4.572cm" svg:y="14.224cm">
          <draw:text-box>
            <text:p text:style-name="P1">Server</text:p>
          </draw:text-box>
        </draw:frame>
        <draw:frame draw:style-name="gr3" draw:text-style-name="P1" draw:layer="layout" svg:width="5.08cm" svg:height="1.016cm" svg:x="18.542cm" svg:y="13.716cm">
          <draw:text-box>
            <text:p text:style-name="P1">Client</text:p>
          </draw:text-box>
        </draw:frame>
        <draw:rect draw:style-name="gr4" draw:text-style-name="P1" draw:layer="layout" svg:width="3.556cm" svg:height="5.08cm" svg:x="3.302cm" svg:y="7.62cm" draw:corner-radius="0.5cm">
          <text:p text:style-name="P1">Env</text:p>
        </draw:rect>
        <draw:rect draw:style-name="gr4" draw:text-style-name="P1" draw:layer="layout" svg:width="3.556cm" svg:height="5.08cm" svg:x="7.366cm" svg:y="7.62cm" draw:corner-radius="0.5cm">
          <text:p text:style-name="P1">Server</text:p>
          <text:p text:style-name="P1"><text:span text:style-name="T1">Background</text:span></text:p>
          <text:p text:style-name="P1"><text:span text:style-name="T1">or</text:span></text:p>
          <text:p text:style-name="P1"><text:span text:style-name="T1">Foreground</text:span></text:p>
        </draw:rect>
        <draw:rect draw:style-name="gr4" draw:text-style-name="P1" draw:layer="layout" svg:width="3.556cm" svg:height="5.08cm" svg:x="17.272cm" svg:y="7.62cm" draw:corner-radius="0.5cm">
          <text:p text:style-name="P1">DriverClient</text:p>
        </draw:rect>
        <draw:line draw:style-name="gr5" draw:text-style-name="P1" draw:layer="layout" svg:x1="10.922cm" svg:y1="10.16cm" svg:x2="17.272cm" svg:y2="10.16cm">
          <text:p/>
        </draw:line>
        <draw:rect draw:style-name="gr4" draw:text-style-name="P1" draw:layer="layout" svg:width="5.842cm" svg:height="2.794cm" svg:x="11.43cm" svg:y="15.24cm" draw:corner-radius="0.5cm">
          <text:p text:style-name="P1">Nameserver</text:p>
        </draw:rect>
        <draw:frame draw:style-name="gr2" draw:text-style-name="P1" draw:layer="layout" svg:width="1.93cm" svg:height="0.836cm" svg:x="11.684cm" svg:y="15.494cm">
          <draw:image xlink:href="Pictures/100002010000012C000000824980A69E.png" xlink:type="simple" xlink:show="embed" xlink:actuate="onLoad">
            <text:p/>
          </draw:image>
        </draw:frame>
        <draw:line draw:style-name="gr6" draw:text-style-name="P1" draw:layer="layout" svg:x1="9.144cm" svg:y1="12.7cm" svg:x2="14.224cm" svg:y2="15.24cm">
          <text:p/>
        </draw:line>
        <draw:line draw:style-name="gr6" draw:text-style-name="P1" draw:layer="layout" svg:x1="19.05cm" svg:y1="12.7cm" svg:x2="14.224cm" svg:y2="15.24cm">
          <text:p/>
        </draw:line>
        <draw:frame draw:style-name="gr2" draw:text-style-name="P1" draw:layer="layout" svg:width="2.794cm" svg:height="0.745cm" svg:x="2.54cm" svg:y="3.048cm">
          <draw:image xlink:href="Pictures/1000020100000384000000F092B1F74F.png" xlink:type="simple" xlink:show="embed" xlink:actuate="onLoad">
            <text:p/>
          </draw:image>
        </draw:frame>
        <draw:frame draw:style-name="gr2" draw:text-style-name="P1" draw:layer="layout" svg:width="1.93cm" svg:height="0.836cm" svg:x="5.334cm" svg:y="6.022cm">
          <draw:image xlink:href="Pictures/100002010000012C000000824980A69E.png" xlink:type="simple" xlink:show="embed" xlink:actuate="onLoad">
            <text:p/>
          </draw:image>
        </draw:frame>
        <draw:frame draw:style-name="gr2" draw:text-style-name="P1" draw:layer="layout" svg:width="1.93cm" svg:height="0.836cm" svg:x="17.018cm" svg:y="6.022cm">
          <draw:image xlink:href="Pictures/100002010000012C000000824980A69E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Atkins</meta:initial-creator>
    <meta:creation-date>2017-08-19T15:55:59</meta:creation-date>
    <meta:editing-duration>PT26M17S</meta:editing-duration>
    <meta:editing-cycles>4</meta:editing-cycles>
    <dc:date>2017-08-19T16:22:11</dc:date>
    <dc:creator>Nathan Atkins</dc:creator>
    <meta:generator>OpenOffice/4.1.3$Unix OpenOffice.org_project/413m1$Build-9783</meta:generator>
    <meta:document-statistic meta:object-count="45"/>
  </office:meta>
</office:document-meta>
</file>